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15.549cm"/>
    </style:style>
    <style:style style:name="co5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 (Menge)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LCSC Par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LEN([.E3])-LEN(SUBSTITUTE(LOWER([.E3]);&quot;,&quot;;))+1" office:value-type="float" office:value="12" calcext:value-type="float">
            <text:p>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4,C5,C6,C7,C14,C15,C16,C17,C18,C39,C40,C4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LEN([.E4])-LEN(SUBSTITUTE(LOWER([.E4]);&quot;,&quot;;))+1" office:value-type="float" office:value="2" calcext:value-type="float">
            <text:p>2</text:p>
          </table:table-cell>
          <table:table-cell office:value-type="string" calcext:value-type="string">
            <text:p>Z1SMA15 DIO</text:p>
          </table:table-cell>
          <table:table-cell office:value-type="string" calcext:value-type="string">
            <text:p>D2,D7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C3235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LEN([.E5])-LEN(SUBSTITUTE(LOWER([.E5]);&quot;,&quot;;))+1" office:value-type="float" office:value="8" calcext:value-type="float">
            <text:p>8</text:p>
          </table:table-cell>
          <table:table-cell office:value-type="string" calcext:value-type="string">
            <text:p>StationLed</text:p>
          </table:table-cell>
          <table:table-cell office:value-type="string" calcext:value-type="string">
            <text:p>D3,D12,D13,D14,D15,D16,D17,D18</text:p>
          </table:table-cell>
          <table:table-cell office:value-type="string" calcext:value-type="string">
            <text:p>LED_0805_2012Metri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LEN([.E6])-LEN(SUBSTITUTE(LOWER([.E6]);&quot;,&quot;;))+1" office:value-type="float" office:value="2" calcext:value-type="float">
            <text:p>2</text:p>
          </table:table-cell>
          <table:table-cell office:value-type="string" calcext:value-type="string">
            <text:p>S 1G SMD</text:p>
          </table:table-cell>
          <table:table-cell office:value-type="string" calcext:value-type="string">
            <text:p>D4,D5</text:p>
          </table:table-cell>
          <table:table-cell office:value-type="string" calcext:value-type="string">
            <text:p>D_SMA_Standard</text:p>
          </table:table-cell>
          <table:table-cell office:value-type="string" calcext:value-type="string">
            <text:p>C958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LEN([.E7])-LEN(SUBSTITUTE(LOWER([.E7]);&quot;,&quot;;))+1" office:value-type="float" office:value="2" calcext:value-type="float">
            <text:p>2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F1,EF2</text:p>
          </table:table-cell>
          <table:table-cell office:value-type="string" calcext:value-type="string">
            <text:p>Fuse_SMD</text:p>
          </table:table-cell>
          <table:table-cell office:value-type="string" calcext:value-type="string">
            <text:p>C3120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LEN([.E8])-LEN(SUBSTITUTE(LOWER([.E8]);&quot;,&quot;;))+1" office:value-type="float" office:value="1" calcext:value-type="float">
            <text:p>1</text:p>
          </table:table-cell>
          <table:table-cell office:value-type="string" calcext:value-type="string">
            <text:p>INA169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C443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LEN([.E9])-LEN(SUBSTITUTE(LOWER([.E9]);&quot;,&quot;;))+1" office:value-type="float" office:value="15" calcext:value-type="float">
            <text:p>15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Q1,Q3,Q12,Q13,Q14,Q15,Q16,Q17,Q18,Q19,Q20,Q21,Q22,Q23,Q2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1187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LEN([.E10])-LEN(SUBSTITUTE(LOWER([.E10]);&quot;,&quot;;))+1" office:value-type="float" office:value="16" calcext:value-type="float">
            <text:p>16</text:p>
          </table:table-cell>
          <table:table-cell office:value-type="string" calcext:value-type="string">
            <text:p>BSS138 (2n7002)</text:p>
          </table:table-cell>
          <table:table-cell office:value-type="string" calcext:value-type="string">
            <text:p>Q5,Q6,Q7,Q8,Q9,Q10,Q11,Q30,Q31,Q32,Q33,Q34,Q35,Q36,Q37,Q38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854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LEN([.E11])-LEN(SUBSTITUTE(LOWER([.E11]);&quot;,&quot;;))+1" office:value-type="float" office:value="10" calcext:value-type="float">
            <text:p>10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1,R2,R5,R17,R20,R21,R22,R25,R77,R134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C1755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LEN([.E12])-LEN(SUBSTITUTE(LOWER([.E12]);&quot;,&quot;;))+1" office:value-type="float" office:value="26" calcext:value-type="float">
            <text:p>26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3,R4,R26,R27,R29,R50,R54,R82,R83,R84,R85,R86,R87,R88,R89,R90,R103,R104,R105,R106,R107,R108,R109,R110,R111,R11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C230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LEN([.E13])-LEN(SUBSTITUTE(LOWER([.E13]);&quot;,&quot;;))+1" office:value-type="float" office:value="1" calcext:value-type="float">
            <text:p>1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C2276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LEN([.E14])-LEN(SUBSTITUTE(LOWER([.E14]);&quot;,&quot;;))+1" office:value-type="float" office:value="2" calcext:value-type="float">
            <text:p>2</text:p>
          </table:table-cell>
          <table:table-cell office:value-type="string" calcext:value-type="string">
            <text:p>100K 0.1%</text:p>
          </table:table-cell>
          <table:table-cell office:value-type="string" calcext:value-type="string">
            <text:p>R9,R12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C955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LEN([.E15])-LEN(SUBSTITUTE(LOWER([.E15]);&quot;,&quot;;))+1" office:value-type="float" office:value="6" calcext:value-type="float">
            <text:p>6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U3,U10,U13,U14,U15,U16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C784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LEN([.E16])-LEN(SUBSTITUTE(LOWER([.E16]);&quot;,&quot;;))+1" office:value-type="float" office:value="3" calcext:value-type="float">
            <text:p>3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U4,U9,U12</text:p>
          </table:table-cell>
          <table:table-cell office:value-type="string" calcext:value-type="string">
            <text:p>40xx-SO16</text:p>
          </table:table-cell>
          <table:table-cell office:value-type="string" calcext:value-type="string">
            <text:p>C1085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LEN([.E17])-LEN(SUBSTITUTE(LOWER([.E17]);&quot;,&quot;;))+1" office:value-type="float" office:value="1" calcext:value-type="float">
            <text:p>1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40xx-SO14</text:p>
          </table:table-cell>
          <table:table-cell office:value-type="string" calcext:value-type="string">
            <text:p>C35398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LEN([.E18])-LEN(SUBSTITUTE(LOWER([.E18]);&quot;,&quot;;))+1" office:value-type="float" office:value="1" calcext:value-type="float">
            <text:p>1</text:p>
          </table:table-cell>
          <table:table-cell office:value-type="string" calcext:value-type="string">
            <text:p>LM2940CS-5.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O-263-3Lead</text:p>
          </table:table-cell>
          <table:table-cell office:value-type="string" calcext:value-type="string">
            <text:p>C1398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LEN([.E19])-LEN(SUBSTITUTE(LOWER([.E19]);&quot;,&quot;;))+1" office:value-type="float" office:value="1" calcext:value-type="float">
            <text:p>1</text:p>
          </table:table-cell>
          <table:table-cell office:value-type="string" calcext:value-type="string">
            <text:p>LM3940IS-3.3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O-263-3Lead</text:p>
          </table:table-cell>
          <table:table-cell office:value-type="string" calcext:value-type="string">
            <text:p>C1891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LEN([.E20])-LEN(SUBSTITUTE(LOWER([.E20]);&quot;,&quot;;))+1" office:value-type="float" office:value="12" calcext:value-type="float">
            <text:p>12</text:p>
          </table:table-cell>
          <table:table-cell office:value-type="string" calcext:value-type="string">
            <text:p>S5MC-13-F</text:p>
          </table:table-cell>
          <table:table-cell office:value-type="string" calcext:value-type="string">
            <text:p>BY1,BY2,BY3,BY4,BY5,BY6,BY7,BY8,BY9,BY10,BY11,BY12</text:p>
          </table:table-cell>
          <table:table-cell office:value-type="string" calcext:value-type="string">
            <text:p>D_SMC</text:p>
          </table:table-cell>
          <table:table-cell office:value-type="string" calcext:value-type="string">
            <text:p>C12392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LEN([.E21])-LEN(SUBSTITUTE(LOWER([.E21]);&quot;,&quot;;))+1"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9,C20,C21,C22,C23,C24,C25,C26,C27,C28,C29,C30,C31,C32,C33,C34,C35,C36,C37</text:p>
          </table:table-cell>
          <table:table-cell office:value-type="string" calcext:value-type="string">
            <text:p>C_1206</text:p>
          </table:table-cell>
          <table:table-cell office:value-type="string" calcext:value-type="string">
            <text:p>C2449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LEN([.E22])-LEN(SUBSTITUTE(LOWER([.E22]);&quot;,&quot;;))+1" office:value-type="float" office:value="3" calcext:value-type="float">
            <text:p>3</text:p>
          </table:table-cell>
          <table:table-cell office:value-type="string" calcext:value-type="string">
            <text:p>SMDIF02100QA00JQ00 </text:p>
          </table:table-cell>
          <table:table-cell office:value-type="string" calcext:value-type="string">
            <text:p>CC1,CC2,CC3</text:p>
          </table:table-cell>
          <table:table-cell office:value-type="string" calcext:value-type="string">
            <text:p>C_1206_3216Metric</text:p>
          </table:table-cell>
          <table:table-cell office:value-type="string" calcext:value-type="string">
            <text:p>C194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LEN([.E23])-LEN(SUBSTITUTE(LOWER([.E23]);&quot;,&quot;;))+1"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10,D11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C815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LEN([.E24])-LEN(SUBSTITUTE(LOWER([.E24]);&quot;,&quot;;))+1" office:value-type="float" office:value="34" calcext:value-type="float">
            <text:p>3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B1,DB2,DB3,DB4,DB5,DB6,DB7,DB8,DB9,DB10,DB11,DB12,DB13,DB14,DB15,DB16,DB17,DB18,DB19,DB20,DB21,DB22,DB23,DB24,DB25,DB26,DB27,DB28,DB29,DB30,DB31,DB32,DB33,DB3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25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LEN([.E25])-LEN(SUBSTITUTE(LOWER([.E25]);&quot;,&quot;;))+1" office:value-type="float" office:value="1" calcext:value-type="float">
            <text:p>1</text:p>
          </table:table-cell>
          <table:table-cell office:value-type="string" calcext:value-type="string">
            <text:p>F_2A</text:p>
          </table:table-cell>
          <table:table-cell office:value-type="string" calcext:value-type="string">
            <text:p>EF1</text:p>
          </table:table-cell>
          <table:table-cell office:value-type="string" calcext:value-type="string">
            <text:p>Fuse_SMD</text:p>
          </table:table-cell>
          <table:table-cell office:value-type="string" calcext:value-type="string">
            <text:p>C1823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LEN([.E26])-LEN(SUBSTITUTE(LOWER([.E26]);&quot;,&quot;;))+1" office:value-type="float" office:value="1" calcext:value-type="float">
            <text:p>1</text:p>
          </table:table-cell>
          <table:table-cell office:value-type="string" calcext:value-type="string">
            <text:p>F_1A</text:p>
          </table:table-cell>
          <table:table-cell office:value-type="string" calcext:value-type="string">
            <text:p>EF3</text:p>
          </table:table-cell>
          <table:table-cell office:value-type="string" calcext:value-type="string">
            <text:p>Fuse_SMD</text:p>
          </table:table-cell>
          <table:table-cell office:value-type="string" calcext:value-type="string">
            <text:p>C31200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LEN([.E27])-LEN(SUBSTITUTE(LOWER([.E27]);&quot;,&quot;;))+1" office:value-type="float" office:value="7" calcext:value-type="float">
            <text:p>7</text:p>
          </table:table-cell>
          <table:table-cell office:value-type="string" calcext:value-type="string">
            <text:p>PCA9517ADP.118</text:p>
          </table:table-cell>
          <table:table-cell office:value-type="string" calcext:value-type="string">
            <text:p>PC1,PC2,PC3,PC4,PC5,PC6,PC7</text:p>
          </table:table-cell>
          <table:table-cell office:value-type="string" calcext:value-type="string">
            <text:p>TSSOP-8_3x3mm_P0.65mm</text:p>
          </table:table-cell>
          <table:table-cell office:value-type="string" calcext:value-type="string">
            <text:p>C8079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LEN([.E28])-LEN(SUBSTITUTE(LOWER([.E28]);&quot;,&quot;;))+1" office:value-type="float" office:value="2" calcext:value-type="float">
            <text:p>2</text:p>
          </table:table-cell>
          <table:table-cell office:value-type="string" calcext:value-type="string">
            <text:p>10K 0.1%</text:p>
          </table:table-cell>
          <table:table-cell office:value-type="string" calcext:value-type="string">
            <text:p>R10,R13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C9551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LEN([.E29])-LEN(SUBSTITUTE(LOWER([.E29]);&quot;,&quot;;))+1" office:value-type="float" office:value="3" calcext:value-type="float">
            <text:p>3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R11,R73,R79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C1780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LEN([.E30])-LEN(SUBSTITUTE(LOWER([.E30]);&quot;,&quot;;))+1"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18,R43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C419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LEN([.E31])-LEN(SUBSTITUTE(LOWER([.E31]);&quot;,&quot;;))+1" office:value-type="float" office:value="6" calcext:value-type="float">
            <text:p>6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19,R38,R72,R74,R76,R81</text:p>
          </table:table-cell>
          <table:table-cell office:value-type="string" calcext:value-type="string">
            <text:p>R_1206_3216Metric</text:p>
          </table:table-cell>
          <table:table-cell office:value-type="string" calcext:value-type="string">
            <text:p>C180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LEN([.E32])-LEN(SUBSTITUTE(LOWER([.E32]);&quot;,&quot;;))+1"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23,R33,R78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C179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LEN([.E33])-LEN(SUBSTITUTE(LOWER([.E33]);&quot;,&quot;;))+1" office:value-type="float" office:value="3" calcext:value-type="float">
            <text:p>3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R24,R75,R80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C1792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LEN([.E34])-LEN(SUBSTITUTE(LOWER([.E34]);&quot;,&quot;;))+1"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28,R30,R31,R47,R48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C2316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LEN([.E35])-LEN(SUBSTITUTE(LOWER([.E35]);&quot;,&quot;;))+1"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C441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LEN([.E36])-LEN(SUBSTITUTE(LOWER([.E36]);&quot;,&quot;;))+1"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4,R35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C1790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LEN([.E37])-LEN(SUBSTITUTE(LOWER([.E37]);&quot;,&quot;;))+1" office:value-type="float" office:value="1" calcext:value-type="float">
            <text:p>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_0805_2012Metric</text:p>
          </table:table-cell>
          <table:table-cell office:value-type="string" calcext:value-type="string">
            <text:p>C1762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LEN([.E38])-LEN(SUBSTITUTE(LOWER([.E38]);&quot;,&quot;;))+1"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C1790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LEN([.E39])-LEN(SUBSTITUTE(LOWER([.E39]);&quot;,&quot;;))+1" office:value-type="float" office:value="33" calcext:value-type="float">
            <text:p>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9,R49,R51,R52,R53,R55,R56,R58,R59,R60,R61,R62,R63,R64,R65,R66,R67,R68,R69,R70,R71,R97,R98,R99,R100,R101,R102,R113,R114,R115,R116,R117,R118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c2580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LEN([.E40])-LEN(SUBSTITUTE(LOWER([.E40]);&quot;,&quot;;))+1"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42,R46,R119,R120,R121,R122,R123,R124,R131,R132,R133,R137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C2580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LEN([.E41])-LEN(SUBSTITUTE(LOWER([.E41]);&quot;,&quot;;))+1"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C2580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LEN([.E42])-LEN(SUBSTITUTE(LOWER([.E42]);&quot;,&quot;;))+1" office:value-type="float" office:value="3" calcext:value-type="float">
            <text:p>3</text:p>
          </table:table-cell>
          <table:table-cell office:value-type="string" calcext:value-type="string">
            <text:p>WF25P-1R8-5% 2W</text:p>
          </table:table-cell>
          <table:table-cell office:value-type="string" calcext:value-type="string">
            <text:p>RL1,RL2,RL3</text:p>
          </table:table-cell>
          <table:table-cell office:value-type="string" calcext:value-type="string">
            <text:p>R_2512_6332Metric</text:p>
          </table:table-cell>
          <table:table-cell office:value-type="string" calcext:value-type="string">
            <text:p>C2547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LEN([.E43])-LEN(SUBSTITUTE(LOWER([.E43]);&quot;,&quot;;))+1" office:value-type="float" office:value="2" calcext:value-type="float">
            <text:p>2</text:p>
          </table:table-cell>
          <table:table-cell office:value-type="string" calcext:value-type="string">
            <text:p>SMCJ28CA VIS</text:p>
          </table:table-cell>
          <table:table-cell office:value-type="string" calcext:value-type="string">
            <text:p>DKE1,DKE2</text:p>
          </table:table-cell>
          <table:table-cell office:value-type="string" calcext:value-type="string">
            <text:p>D_SMC</text:p>
          </table:table-cell>
          <table:table-cell office:value-type="string" calcext:value-type="string">
            <text:p>C1024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LEN([.E44])-LEN(SUBSTITUTE(LOWER([.E44]);&quot;,&quot;;))+1" office:value-type="float" office:value="1" calcext:value-type="float">
            <text:p>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135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C2320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LEN([.E45])-LEN(SUBSTITUTE(LOWER([.E45]);&quot;,&quot;;))+1"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36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C2119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LEN([.E46])-LEN(SUBSTITUTE(LOWER([.E46]);&quot;,&quot;;))+1" office:value-type="float" office:value="1" calcext:value-type="float">
            <text:p>1</text:p>
          </table:table-cell>
          <table:table-cell office:value-type="string" calcext:value-type="string">
            <text:p>6K80</text:p>
          </table:table-cell>
          <table:table-cell office:value-type="string" calcext:value-type="string">
            <text:p>R138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C2321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LEN([.E47])-LEN(SUBSTITUTE(LOWER([.E47]);&quot;,&quot;;))+1" office:value-type="float" office:value="1" calcext:value-type="float">
            <text:p>1</text:p>
          </table:table-cell>
          <table:table-cell office:value-type="string" calcext:value-type="string">
            <text:p>3K30</text:p>
          </table:table-cell>
          <table:table-cell office:value-type="string" calcext:value-type="string">
            <text:p>R139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C2297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LEN([.E48])-LEN(SUBSTITUTE(LOWER([.E48]);&quot;,&quot;;))+1" office:value-type="float" office:value="1" calcext:value-type="float">
            <text:p>1</text:p>
          </table:table-cell>
          <table:table-cell office:value-type="string" calcext:value-type="string">
            <text:p>0.05 1% 2W</text:p>
          </table:table-cell>
          <table:table-cell office:value-type="string" calcext:value-type="string">
            <text:p>R140</text:p>
          </table:table-cell>
          <table:table-cell office:value-type="string" calcext:value-type="string">
            <text:p>R_2512_6332Metric</text:p>
          </table:table-cell>
          <table:table-cell office:value-type="string" calcext:value-type="string">
            <text:p>C76278</text:p>
          </table:table-cell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7:29:09.692000000</meta:creation-date>
    <dc:date>2021-03-03T17:39:22.146000000</dc:date>
    <meta:editing-duration>PT10M12S</meta:editing-duration>
    <meta:editing-cycles>1</meta:editing-cycles>
    <meta:document-statistic meta:table-count="1" meta:cell-count="282" meta:object-count="0"/>
    <meta:generator>LibreOffice/7.0.3.1$Windows_X86_64 LibreOffice_project/d7547858d014d4cf69878db179d326fc3483e082</meta:generator>
  </office:meta>
</office:document-meta>
</file>